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ee9" officeooo:paragraph-rsid="00120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ment Plan</text:p>
      <text:p text:style-name="P1">1. Load a background</text:p>
      <text:p text:style-name="P1">2. Load an image/graphic on the background</text:p>
      <text:p text:style-name="P1">3. Load an image/graphic with a button press</text:p>
      <text:p text:style-name="P1">4. Be able to move image/graphic with different buttons</text:p>
      <text:p text:style-name="P1">5. Fire bullets from moving object with button press.</text:p>
      <text:p text:style-name="P1">6. Be able to load two players with bullet-firing capability.</text:p>
      <text:p text:style-name="P1">7. Work with collisions of bullets and players. (ending gameplay)</text:p>
      <text:p text:style-name="P1">8. Firing bullets at angles.</text:p>
      <text:p text:style-name="P1">9. Work with bullet physics and collision/bounces with walls.</text:p>
      <text:p text:style-name="P1">_____________</text:p>
      <text:p text:style-name="P1"/>
      <text:p text:style-name="P1">10. Adding barriers to the screen before gameplay.</text:p>
      <text:p text:style-name="P1">11. Adding better mechanics to user interface. (health, powerups)</text:p>
      <text:p text:style-name="P1">12. Add better graphics to the interface. (characters, startup screens, etc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4:44:52.105143777</meta:creation-date>
    <dc:date>2017-02-23T14:51:37.958342103</dc:date>
    <meta:editing-duration>PT6M46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02" meta:character-count="650" meta:non-whitespace-character-count="562"/>
  </office:meta>
</office:document-meta>
</file>